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9ea" officeooo:paragraph-rsid="001959ea"/>
    </style:style>
    <style:style style:name="P2" style:family="paragraph" style:parent-style-name="Standard">
      <style:text-properties style:text-underline-style="solid" style:text-underline-width="auto" style:text-underline-color="font-color" officeooo:rsid="001959ea" officeooo:paragraph-rsid="001959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ÓN DE ENTIDADES</text:p>
      <text:p text:style-name="P1"/>
      <text:p text:style-name="P1">Perro: esta entidad contiene todos lo atributos esenciales de un perro.</text:p>
      <text:p text:style-name="P1"/>
      <text:p text:style-name="P1">Raza: </text:p>
      <text:p text:style-name="P1"/>
      <text:p text:style-name="P1">Estado_Mental:</text:p>
      <text:p text:style-name="P1"/>
      <text:p text:style-name="P1">Duenio:</text:p>
      <text:p text:style-name="P1"/>
      <text:p text:style-name="P1">Visita:</text:p>
      <text:p text:style-name="P1"/>
      <text:p text:style-name="P1">Problemas:</text:p>
      <text:p text:style-name="P1"/>
      <text:p text:style-name="P1">Tratamientos:</text:p>
      <text:p text:style-name="P1"/>
      <text:p text:style-name="P1">Solucion:</text:p>
      <text:p text:style-name="P1"/>
      <text:p text:style-name="P1">Transmision:</text:p>
      <text:p text:style-name="P1"/>
      <text:p text:style-name="P1">Profesion:</text:p>
      <text:p text:style-name="P1"/>
      <text:p text:style-name="P1">Pais:</text:p>
      <text:p text:style-name="P1"/>
      <text:p text:style-name="P1">Estacion_Televisiva: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23:36:16.465107339</meta:creation-date>
    <dc:date>2020-03-05T23:39:01.098677173</dc:date>
    <meta:editing-duration>PT2M50S</meta:editing-duration>
    <meta:editing-cycles>1</meta:editing-cycles>
    <meta:document-statistic meta:table-count="0" meta:image-count="0" meta:object-count="0" meta:page-count="1" meta:paragraph-count="13" meta:word-count="25" meta:character-count="208" meta:non-whitespace-character-count="195"/>
    <meta:generator>LibreOffice/6.0.7.3$Linux_X86_64 LibreOffice_project/00m0$Build-3</meta:generator>
  </office:meta>
</office:document-meta>
</file>